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1272" calcext:value-type="float">
            <text:p>91.7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5912" calcext:value-type="float">
            <text:p>90.7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7768" calcext:value-type="float">
            <text:p>91.1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584" calcext:value-type="float">
            <text:p>92.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6256" calcext:value-type="float">
            <text:p>92.7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9968" calcext:value-type="float">
            <text:p>97.2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8344" calcext:value-type="float">
            <text:p>100.2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0032" calcext:value-type="float">
            <text:p>100.8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8336" calcext:value-type="float">
            <text:p>94.1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2368" calcext:value-type="float">
            <text:p>93.6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5728" calcext:value-type="float">
            <text:p>93.8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1488" calcext:value-type="float">
            <text:p>94.2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0488" calcext:value-type="float">
            <text:p>93.8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0208" calcext:value-type="float">
            <text:p>91.5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9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2424" calcext:value-type="float">
            <text:p>91.0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8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8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8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6552" calcext:value-type="float">
            <text:p>88.2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8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8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8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8416" calcext:value-type="float">
            <text:p>87.1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8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7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7408" calcext:value-type="float">
            <text:p>88.2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7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6168" calcext:value-type="float">
            <text:p>85.9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7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7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7" calcext:value-type="float">
            <text:p>82.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7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7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6744" calcext:value-type="float">
            <text:p>79.8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6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6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652" calcext:value-type="float">
            <text:p>78.8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6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502</text:p>
          </table:table-cell>
          <table:table-cell office:value-type="string" calcext:value-type="string">
            <text:p>196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